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720000025E99B9CFEEAA21AE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93%" style:mirror="none"/>
    </style:style>
    <style:style style:name="gr2" style:family="graphic" style:parent-style-name="standard">
      <style:graphic-properties draw:fill-color="#ffff99" draw:opacity="100%" draw:opacity-name="Transparency_20_3" draw:textarea-horizontal-align="justify" draw:textarea-vertical-align="middle" draw:auto-grow-height="false" fo:min-height="0.559cm" fo:min-width="0.309cm"/>
    </style:style>
    <style:style style:name="gr3" style:family="graphic" style:parent-style-name="standard">
      <style:graphic-properties draw:fill-color="#99ff66" draw:opacity="100%" draw:opacity-name="Transparency_20_3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fill-color="#ff6600" draw:opacity="100%" draw:opacity-name="Transparency_20_3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fill-color="#3399ff" draw:opacity="100%" draw:opacity-name="Transparency_20_3" draw:textarea-horizontal-align="justify" draw:textarea-vertical-align="middle" draw:auto-grow-height="false" fo:min-height="0.559cm" fo:min-width="0.309cm"/>
    </style:style>
    <style:style style:name="gr10" style:family="graphic" style:parent-style-name="standard">
      <style:graphic-properties draw:fill-color="#aecf00" draw:opacity="100%" draw:opacity-name="Transparency_20_3" draw:textarea-horizontal-align="justify" draw:textarea-vertical-align="middle" draw:auto-grow-height="false" fo:min-height="0.559cm" fo:min-width="0.309cm"/>
    </style:style>
    <style:style style:name="co1" style:family="table-column">
      <style:table-column-properties style:column-width="2.78cm" style:use-optimal-column-width="false"/>
    </style:style>
    <style:style style:name="co2" style:family="table-column">
      <style:table-column-properties style:column-width="2.06cm" style:use-optimal-column-width="false"/>
    </style:style>
    <style:style style:name="co3" style:family="table-column">
      <style:table-column-properties style:column-width="1.965cm" style:use-optimal-column-width="false"/>
    </style:style>
    <style:style style:name="co4" style:family="table-column">
      <style:table-column-properties style:column-width="2.304cm" style:use-optimal-column-width="false"/>
    </style:style>
    <style:style style:name="co5" style:family="table-column">
      <style:table-column-properties style:column-width="4.24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79cm"/>
    </style:style>
    <style:style style:name="ro3" style:family="table-row">
      <style:table-row-properties style:row-height="1.924cm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-color="#ffff99" draw:opacity="100%" draw:opacity-name="Transparency_20_3"/>
      <style:paragraph-properties fo:text-align="center"/>
    </style:style>
    <style:style style:name="P3" style:family="paragraph">
      <loext:graphic-properties draw:fill-color="#99ff66" draw:opacity="100%" draw:opacity-name="Transparency_20_3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6600" draw:opacity="100%" draw:opacity-name="Transparency_20_3"/>
      <style:paragraph-properties fo:text-align="center"/>
    </style:style>
    <style:style style:name="P8" style:family="paragraph">
      <loext:graphic-properties draw:fill-color="#3399ff" draw:opacity="100%" draw:opacity-name="Transparency_20_3"/>
      <style:paragraph-properties fo:text-align="center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aecf00" draw:opacity="100%" draw:opacity-name="Transparency_20_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53cm" svg:x="1cm" svg:y="1.79cm">
          <draw:image xlink:href="Pictures/10000000000003720000025E99B9CFEEAA21AE27.jpg" xlink:type="simple" xlink:show="embed" xlink:actuate="onLoad">
            <text:p/>
          </draw:image>
        </draw:frame>
        <draw:custom-shape draw:style-name="gr2" draw:text-style-name="P2" draw:layer="layout" svg:width="1.143cm" svg:height="1.143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1.1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6.461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1.16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4cm" svg:height="0.806cm" svg:x="12.557cm" svg:y="2.651cm">
          <draw:text-box>
            <text:p text:style-name="P4">Cursor</text:p>
          </draw:text-box>
        </draw:frame>
        <draw:frame draw:style-name="gr4" draw:text-style-name="P5" draw:layer="layout" svg:width="2.54cm" svg:height="0.806cm" svg:x="12.684cm" svg:y="4.048cm">
          <draw:text-box>
            <text:p text:style-name="P4">Walker 1</text:p>
          </draw:text-box>
        </draw:frame>
        <draw:line draw:style-name="gr5" draw:text-style-name="P6" draw:layer="layout" svg:x1="1.635cm" svg:y1="2.143cm" svg:x2="1.635cm" svg:y2="15.859cm">
          <text:p/>
        </draw:line>
        <draw:line draw:style-name="gr6" draw:text-style-name="P6" draw:layer="layout" svg:x1="1.662cm" svg:y1="15.859cm" svg:x2="17.918cm" svg:y2="15.859cm">
          <text:p/>
        </draw:line>
        <draw:frame draw:style-name="gr7" draw:text-style-name="P5" draw:layer="layout" svg:width="1.397cm" svg:height="0.889cm" svg:x="1.127cm" svg:y="1.254cm">
          <draw:text-box>
            <text:p text:style-name="P4">dy</text:p>
          </draw:text-box>
        </draw:frame>
        <draw:frame draw:style-name="gr7" draw:text-style-name="P5" draw:layer="layout" svg:width="1.397cm" svg:height="0.889cm" svg:x="18.018cm" svg:y="15.351cm">
          <draw:text-box>
            <text:p text:style-name="P4">dx</text:p>
          </draw:text-box>
        </draw:frame>
        <draw:custom-shape draw:style-name="gr8" draw:text-style-name="P7" draw:layer="layout" svg:width="1.143cm" svg:height="1.143cm" svg:x="17.256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143cm" svg:height="1.143cm" svg:x="11.1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4cm" svg:height="0.806cm" svg:x="12.684cm" svg:y="10.989cm">
          <draw:text-box>
            <text:p text:style-name="P4">Walker 2</text:p>
          </draw:text-box>
        </draw:frame>
        <draw:custom-shape draw:style-name="gr9" draw:text-style-name="P8" draw:layer="layout" svg:width="1.143cm" svg:height="1.143cm" svg:x="3.794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143cm" svg:height="1.143cm" svg:x="11.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4cm" svg:height="0.806cm" svg:x="12.684cm" svg:y="12.386cm">
          <draw:text-box>
            <text:p text:style-name="P4">Walker 3</text:p>
          </draw:text-box>
        </draw:frame>
        <draw:frame draw:style-name="standard" draw:layer="layout" svg:width="16.133cm" svg:height="9.999cm" svg:x="1.757cm" svg:y="16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/>
                <text:p text:style-name="P9">Cursor</text:p>
              </table:table-cell>
              <table:table-cell>
                <text:p text:style-name="P9"/>
                <text:p text:style-name="P9">Walker</text:p>
              </table:table-cell>
              <table:table-cell>
                <text:p text:style-name="P9"/>
                <text:p text:style-name="P9">dx</text:p>
              </table:table-cell>
              <table:table-cell>
                <text:p text:style-name="P9"/>
                <text:p text:style-name="P9">dy</text:p>
              </table:table-cell>
              <table:table-cell>
                <text:p text:style-name="P9"/>
                <text:p text:style-name="P9">Total</text:p>
                <text:p text:style-name="P9">error</text:p>
              </table:table-cell>
              <table:table-cell>
                <text:p text:style-name="P9"/>
                <text:p text:style-name="P9">Remark</text:p>
              </table:table-cell>
            </table:table-row>
            <table:table-row table:style-name="ro1" table:default-cell-style-name="ce2">
              <table:table-cell table:style-name="gray2"/>
              <table:table-cell table:style-name="gray2"/>
              <table:table-cell>
                <text:p text:style-name="P10"/>
                <text:p text:style-name="P10">-1</text:p>
              </table:table-cell>
              <table:table-cell>
                <text:p text:style-name="P10"/>
                <text:p text:style-name="P10">4</text:p>
              </table:table-cell>
              <table:table-cell>
                <text:p text:style-name="P10"/>
                <text:p text:style-name="P10">5</text:p>
              </table:table-cell>
              <table:table-cell>
                <text:p text:style-name="P10"/>
                <text:p text:style-name="P10"/>
              </table:table-cell>
            </table:table-row>
            <table:table-row table:style-name="ro1" table:default-cell-style-name="ce2">
              <table:table-cell table:style-name="ce3"/>
              <table:table-cell table:style-name="ce3"/>
              <table:table-cell>
                <text:p text:style-name="P10"/>
                <text:p text:style-name="P10">0</text:p>
              </table:table-cell>
              <table:table-cell>
                <text:p text:style-name="P10"/>
                <text:p text:style-name="P10">0</text:p>
              </table:table-cell>
              <table:table-cell>
                <text:p text:style-name="P10"/>
                <text:p text:style-name="P10">7</text:p>
              </table:table-cell>
              <table:table-cell>
                <text:p text:style-name="P10">Opposite site of cursor</text:p>
                <text:p text:style-name="P10">fixed value</text:p>
              </table:table-cell>
            </table:table-row>
            <table:table-row table:style-name="ro2" table:default-cell-style-name="ce2">
              <table:table-cell table:style-name="ce3"/>
              <table:table-cell table:style-name="ce3"/>
              <table:table-cell>
                <text:p text:style-name="P10"/>
                <text:p text:style-name="P10">-3</text:p>
              </table:table-cell>
              <table:table-cell>
                <text:p text:style-name="P10"/>
                <text:p text:style-name="P10">1</text:p>
              </table:table-cell>
              <table:table-cell>
                <text:p text:style-name="P10"/>
                <text:p text:style-name="P10">4</text:p>
              </table:table-cell>
              <table:table-cell/>
            </table:table-row>
            <table:table-row table:style-name="ro3" table:default-cell-style-name="ce2">
              <table:table-cell table:style-name="ce3"/>
              <table:table-cell table:style-name="ce3"/>
              <table:table-cell>
                <text:p text:style-name="P10"/>
                <text:p text:style-name="P10">1</text:p>
              </table:table-cell>
              <table:table-cell>
                <text:p text:style-name="P10"/>
                <text:p text:style-name="P10">1</text:p>
              </table:table-cell>
              <table:table-cell>
                <text:p text:style-name="P10"/>
                <text:p text:style-name="P10">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2.54cm" svg:height="0.806cm" svg:x="12.684cm" svg:y="10.989cm">
          <draw:text-box>
            <text:p text:style-name="P4">Walker 2</text:p>
          </draw:text-box>
        </draw:frame>
        <draw:custom-shape draw:style-name="gr2" draw:text-style-name="P2" draw:layer="layout" svg:width="1.143cm" svg:height="1.143cm" svg:x="11.1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318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143cm" svg:height="1.143cm" svg:x="5.318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143cm" svg:height="1.143cm" svg:x="5.318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143cm" svg:height="1.143cm" svg:x="11.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143cm" svg:height="1.143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143cm" svg:height="1.143cm" svg:x="9.15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143cm" svg:height="1.143cm" svg:x="5.318cm" svg:y="2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4cm" svg:height="0.806cm" svg:x="12.684cm" svg:y="13.827cm">
          <draw:text-box>
            <text:p text:style-name="P4">Walker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50:25.064045202</meta:creation-date>
    <dc:date>2016-10-07T15:29:23.716456646</dc:date>
    <meta:editing-duration>PT28M24S</meta:editing-duration>
    <meta:editing-cycles>7</meta:editing-cycles>
    <meta:generator>LibreOffice/5.1.4.2$Linux_X86_64 LibreOffice_project/10m0$Build-2</meta:generator>
    <meta:document-statistic meta:object-count="32"/>
  </office:meta>
</office:document-meta>
</file>